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d53" officeooo:paragraph-rsid="0007fd53"/>
    </style:style>
    <style:style style:name="P2" style:family="paragraph" style:parent-style-name="Standard">
      <style:text-properties officeooo:rsid="0008fef9" officeooo:paragraph-rsid="0008fef9"/>
    </style:style>
    <style:style style:name="P3" style:family="paragraph" style:parent-style-name="Standard">
      <style:text-properties officeooo:rsid="0009068a" officeooo:paragraph-rsid="0007fd53"/>
    </style:style>
    <style:style style:name="P4" style:family="paragraph" style:parent-style-name="Standard">
      <style:text-properties officeooo:rsid="0009068a" officeooo:paragraph-rsid="00178ecf"/>
    </style:style>
    <style:style style:name="P5" style:family="paragraph" style:parent-style-name="Standard">
      <style:text-properties officeooo:rsid="00101472" officeooo:paragraph-rsid="00101472"/>
    </style:style>
    <style:style style:name="P6" style:family="paragraph" style:parent-style-name="Standard">
      <style:text-properties officeooo:rsid="00151587" officeooo:paragraph-rsid="00151587"/>
    </style:style>
    <style:style style:name="P7" style:family="paragraph" style:parent-style-name="Standard">
      <style:text-properties officeooo:rsid="0016f397" officeooo:paragraph-rsid="0016f397"/>
    </style:style>
    <style:style style:name="P8" style:family="paragraph" style:parent-style-name="Standard">
      <style:text-properties officeooo:rsid="001c0e61" officeooo:paragraph-rsid="001c0e61"/>
    </style:style>
    <style:style style:name="P9" style:family="paragraph" style:parent-style-name="Standard">
      <style:text-properties officeooo:rsid="001d0e23" officeooo:paragraph-rsid="001d0e23"/>
    </style:style>
    <style:style style:name="P10" style:family="paragraph" style:parent-style-name="Standard">
      <style:text-properties officeooo:rsid="0023ae06" officeooo:paragraph-rsid="0023ae06"/>
    </style:style>
    <style:style style:name="P11" style:family="paragraph" style:parent-style-name="Standard">
      <style:text-properties officeooo:rsid="0024bdf5" officeooo:paragraph-rsid="0024bdf5"/>
    </style:style>
    <style:style style:name="P12" style:family="paragraph" style:parent-style-name="Standard">
      <style:text-properties officeooo:rsid="0024e5c2" officeooo:paragraph-rsid="0024e5c2"/>
    </style:style>
    <style:style style:name="P13" style:family="paragraph" style:parent-style-name="Standard">
      <style:text-properties officeooo:rsid="0024e5c2" officeooo:paragraph-rsid="0024e5c2"/>
    </style:style>
    <style:style style:name="P14" style:family="paragraph" style:parent-style-name="Standard">
      <style:text-properties officeooo:rsid="002a60dd" officeooo:paragraph-rsid="002a60dd"/>
    </style:style>
    <style:style style:name="P15" style:family="paragraph" style:parent-style-name="Standard">
      <style:text-properties officeooo:rsid="002ab069" officeooo:paragraph-rsid="002ab069"/>
    </style:style>
    <style:style style:name="T1" style:family="text">
      <style:text-properties officeooo:rsid="000b90ce"/>
    </style:style>
    <style:style style:name="T2" style:family="text">
      <style:text-properties officeooo:rsid="000c13e0"/>
    </style:style>
    <style:style style:name="T3" style:family="text">
      <style:text-properties officeooo:rsid="000de426"/>
    </style:style>
    <style:style style:name="T4" style:family="text">
      <style:text-properties officeooo:rsid="001204f0"/>
    </style:style>
    <style:style style:name="T5" style:family="text">
      <style:text-properties officeooo:rsid="0013f736"/>
    </style:style>
    <style:style style:name="T6" style:family="text">
      <style:text-properties officeooo:rsid="001acf41"/>
    </style:style>
    <style:style style:name="T7" style:family="text">
      <style:text-properties officeooo:rsid="001d8a55"/>
    </style:style>
    <style:style style:name="T8" style:family="text">
      <style:text-properties officeooo:rsid="001fca40"/>
    </style:style>
    <style:style style:name="T9" style:family="text">
      <style:text-properties officeooo:rsid="0020b18a"/>
    </style:style>
    <style:style style:name="T10" style:family="text">
      <style:text-properties officeooo:rsid="002310c9"/>
    </style:style>
    <style:style style:name="T11" style:family="text">
      <style:text-properties officeooo:rsid="00263c09"/>
    </style:style>
    <style:style style:name="T12" style:family="text">
      <style:text-properties officeooo:rsid="0028b1f8"/>
    </style:style>
    <style:style style:name="T13" style:family="text">
      <style:text-properties officeooo:rsid="002af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2">ÁRVORE DOM (iniciar)</text:p>
      <text:p text:style-name="P3">-<text:span text:style-name="T1">DOM: document object model </text:span></text:p>
      <text:p text:style-name="P3">-<text:span text:style-name="T2">javascript é uma linguagem client side </text:span></text:p>
      <text:p text:style-name="P3">-<text:span text:style-name="T3">javascript permite manipular o DOM </text:span></text:p>
      <text:p text:style-name="P3"/>
      <text:p text:style-name="P5">SINTAXE E CONCEITOS </text:p>
      <text:p text:style-name="P5">-<text:span text:style-name="T4">tipagem fraca </text:span><text:span text:style-name="T5">(tipo de variável pode ser alterada após sua criação)</text:span></text:p>
      <text:p text:style-name="P5">-<text:span text:style-name="T4">interpretada pelo navegador </text:span></text:p>
      <text:p text:style-name="P5"/>
      <text:p text:style-name="P6">MÓDULO 2</text:p>
      <text:p text:style-name="P7">ESTRUTURAS CONDICIONAIS</text:p>
      <text:p text:style-name="P4">-<text:span text:style-name="T6">atuam diante de quando determinada condição for satisfeita, executa algo, se não, executa outra </text:span></text:p>
      <text:p text:style-name="P8">OPERADORES LÓGICOS </text:p>
      <text:p text:style-name="P8">-servem para combinar condições </text:p>
      <text:p text:style-name="P8"/>
      <text:p text:style-name="P9">ESTRUTURAS DE REPETIÇÃO </text:p>
      <text:p text:style-name="P9">-<text:span text:style-name="T7">são usadas repetir a</text:span><text:span text:style-name="T9">s</text:span><text:span text:style-name="T7"> mesma</text:span><text:span text:style-name="T9">s</text:span><text:span text:style-name="T7"> coisa </text:span><text:span text:style-name="T8">vá</text:span><text:span text:style-name="T7">rias vezes com poucas linhas</text:span></text:p>
      <text:p text:style-name="P9">-<text:span text:style-name="T10">enquanto determinada condição for atendida, executa algo</text:span></text:p>
      <text:p text:style-name="P10">WHILE, DO WHILE, FOR</text:p>
      <text:p text:style-name="P10"/>
      <text:p text:style-name="P11">MÓDULO 3 </text:p>
      <text:p text:style-name="P11">VETORES <text:s/></text:p>
      <text:p text:style-name="P12">COMPOSIÇÃO DE VETORES </text:p>
      <text:p text:style-name="P12">-<text:span text:style-name="T11">vetores na sequência de dados do mesmo tipo, são listas. Chamados de arrays</text:span></text:p>
      <text:p text:style-name="P12">-<text:span text:style-name="T12">os dados são acessados pelo seu índice (posição dentro do array, começando por 0)</text:span></text:p>
      <text:p text:style-name="P12"/>
      <text:p text:style-name="P14">MÓDULO 4 </text:p>
      <text:p text:style-name="P14">AJAX E JSON </text:p>
      <text:p text:style-name="P15">REQUISIÇÕES ASSÍNCRONAS E JS </text:p>
      <text:p text:style-name="P15">-<text:span text:style-name="T13">essencial para criação de conteúdos dinâmicos </text:span></text:p>
      <text:p text:style-name="P15">-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20:50:21.207000000</meta:creation-date>
    <dc:date>2024-07-23T19:53:13.095000000</dc:date>
    <meta:editing-duration>PT3H52M28S</meta:editing-duration>
    <meta:editing-cycles>38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7" meta:word-count="135" meta:character-count="892" meta:non-whitespace-character-count="766"/>
  </office:meta>
</office:document-meta>
</file>